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esterfiel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245">
            <text:p>1,245</text:p>
          </table:table-cell>
          <table:table-cell table:style-name="ce22" office:value-type="float" office:value="936">
            <text:p>93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140">
            <text:p>14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68">
            <text:p>868</text:p>
          </table:table-cell>
          <table:table-cell table:style-name="ce23" office:value-type="float" office:value="622">
            <text:p>62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245">
            <text:p>24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38">
            <text:p>1038</text:p>
          </table:table-cell>
          <table:table-cell table:style-name="ce22" office:value-type="float" office:value="317">
            <text:p>31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3">
            <text:p>133</text:p>
          </table:table-cell>
          <table:table-cell table:style-name="ce22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381">
            <text:p>4,381</text:p>
          </table:table-cell>
          <table:table-cell table:style-name="ce22" office:value-type="float" office:value="2662">
            <text:p>266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27">
            <text:p>3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233">
            <text:p>23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49">
            <text:p>849</text:p>
          </table:table-cell>
          <table:table-cell table:style-name="ce23" office:value-type="float" office:value="270">
            <text:p>27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17">
            <text:p>1317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1">
            <text:p>69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114">
            <text:p>11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729">
            <text:p>3729</text:p>
          </table:table-cell>
          <table:table-cell table:style-name="ce22" office:value-type="float" office:value="368">
            <text:p>36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584">
            <text:p>6584</text:p>
          </table:table-cell>
          <table:table-cell table:style-name="ce22" office:value-type="float" office:value="1803">
            <text:p>180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965">
            <text:p>10965</text:p>
          </table:table-cell>
          <table:table-cell table:style-name="ce22" office:value-type="float" office:value="4465">
            <text:p>446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